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1ee2f9" officeooo:paragraph-rsid="001ee2f9"/>
    </style:style>
    <style:style style:name="P2" style:family="paragraph" style:parent-style-name="Text_20_body">
      <style:text-properties officeooo:rsid="001ee2f9" officeooo:paragraph-rsid="001ee2f9"/>
    </style:style>
    <style:style style:name="P3" style:family="paragraph" style:parent-style-name="Text_20_body">
      <style:text-properties officeooo:rsid="005df9d2" officeooo:paragraph-rsid="005df9d2"/>
    </style:style>
    <style:style style:name="P4" style:family="paragraph" style:parent-style-name="Text_20_body">
      <style:text-properties officeooo:rsid="0020b2a5" officeooo:paragraph-rsid="0020b2a5"/>
    </style:style>
    <style:style style:name="P5" style:family="paragraph" style:parent-style-name="Heading_20_3">
      <style:text-properties officeooo:paragraph-rsid="00507beb"/>
    </style:style>
    <style:style style:name="P6" style:family="paragraph" style:parent-style-name="Text_20_body">
      <style:text-properties officeooo:rsid="0020b2a5" officeooo:paragraph-rsid="00507beb"/>
    </style:style>
    <style:style style:name="P7" style:family="paragraph" style:parent-style-name="Text_20_body">
      <style:text-properties officeooo:rsid="005f0733" officeooo:paragraph-rsid="005f0733"/>
    </style:style>
    <style:style style:name="P8" style:family="paragraph" style:parent-style-name="Heading_20_3" style:master-page-name="">
      <loext:graphic-properties draw:fill="none"/>
      <style:paragraph-properties fo:margin-left="1.101cm" fo:margin-right="0cm" fo:margin-top="0.247cm" fo:margin-bottom="0.212cm" style:contextual-spacing="false" fo:text-indent="0cm" style:auto-text-indent="false" style:page-number="auto" fo:background-color="transparent" fo:keep-with-next="always"/>
      <style:text-properties officeooo:paragraph-rsid="0036cddb"/>
    </style:style>
    <style:style style:name="P9" style:family="paragraph" style:parent-style-name="Text_20_body">
      <style:text-properties officeooo:rsid="00222b91" officeooo:paragraph-rsid="0024114a"/>
    </style:style>
    <style:style style:name="P10" style:family="paragraph" style:parent-style-name="Text_20_body">
      <style:text-properties officeooo:rsid="00222b91" officeooo:paragraph-rsid="0024f069"/>
    </style:style>
    <style:style style:name="P11" style:family="paragraph" style:parent-style-name="Text_20_body">
      <style:text-properties officeooo:rsid="00222b91" officeooo:paragraph-rsid="00222b91"/>
    </style:style>
    <style:style style:name="P12" style:family="paragraph" style:parent-style-name="Text_20_body">
      <style:text-properties officeooo:rsid="00222b91" officeooo:paragraph-rsid="002d5fd0"/>
    </style:style>
    <style:style style:name="P13" style:family="paragraph" style:parent-style-name="Text_20_body">
      <style:text-properties officeooo:rsid="00222b91" officeooo:paragraph-rsid="002754fd"/>
    </style:style>
    <style:style style:name="P14" style:family="paragraph" style:parent-style-name="Text_20_body">
      <style:text-properties officeooo:paragraph-rsid="0048f311"/>
    </style:style>
    <style:style style:name="P15" style:family="paragraph" style:parent-style-name="Text_20_body">
      <style:text-properties officeooo:rsid="00222b91" officeooo:paragraph-rsid="002eab9f"/>
    </style:style>
    <style:style style:name="P16" style:family="paragraph" style:parent-style-name="Text_20_body">
      <style:text-properties officeooo:rsid="00222b91" officeooo:paragraph-rsid="0031d3f5"/>
    </style:style>
    <style:style style:name="P17" style:family="paragraph" style:parent-style-name="Text_20_body">
      <style:text-properties officeooo:rsid="004da936" officeooo:paragraph-rsid="004da936"/>
    </style:style>
    <style:style style:name="P18" style:family="paragraph" style:parent-style-name="Text_20_body">
      <style:text-properties officeooo:rsid="0050da40" officeooo:paragraph-rsid="0050da40"/>
    </style:style>
    <style:style style:name="P19" style:family="paragraph" style:parent-style-name="Text_20_body">
      <style:text-properties officeooo:rsid="0050da40" officeooo:paragraph-rsid="0056ad4e"/>
    </style:style>
    <style:style style:name="P20" style:family="paragraph" style:parent-style-name="Text_20_body">
      <style:text-properties officeooo:rsid="00518b0b" officeooo:paragraph-rsid="0056ad4e"/>
    </style:style>
    <style:style style:name="P21" style:family="paragraph" style:parent-style-name="Heading_20_3">
      <style:text-properties officeooo:paragraph-rsid="0056ad4e"/>
    </style:style>
    <style:style style:name="P22" style:family="paragraph" style:parent-style-name="Text_20_body">
      <style:text-properties officeooo:rsid="00518b0b" officeooo:paragraph-rsid="005889a9"/>
    </style:style>
    <style:style style:name="P23" style:family="paragraph" style:parent-style-name="Text_20_body">
      <style:text-properties officeooo:rsid="005b9cf0" officeooo:paragraph-rsid="005b9cf0"/>
    </style:style>
    <style:style style:name="P24" style:family="paragraph" style:parent-style-name="Text_20_body">
      <style:text-properties officeooo:rsid="00518b0b" officeooo:paragraph-rsid="00518b0b"/>
    </style:style>
    <style:style style:name="P25" style:family="paragraph" style:parent-style-name="Text_20_body">
      <style:text-properties officeooo:rsid="0038aec5" officeooo:paragraph-rsid="0042ed86"/>
    </style:style>
    <style:style style:name="P26" style:family="paragraph" style:parent-style-name="Heading_20_3">
      <style:text-properties officeooo:paragraph-rsid="0042ed86"/>
    </style:style>
    <style:style style:name="P27" style:family="paragraph" style:parent-style-name="Text_20_body">
      <style:text-properties officeooo:rsid="0038aec5" officeooo:paragraph-rsid="0038aec5"/>
    </style:style>
    <style:style style:name="P28" style:family="paragraph" style:parent-style-name="Heading_20_3">
      <style:text-properties officeooo:paragraph-rsid="0040efbd"/>
    </style:style>
    <style:style style:name="P29" style:family="paragraph" style:parent-style-name="Heading_20_3">
      <style:text-properties officeooo:paragraph-rsid="004c060a"/>
    </style:style>
    <style:style style:name="P30" style:family="paragraph" style:parent-style-name="Text_20_body">
      <style:text-properties officeooo:paragraph-rsid="004c060a"/>
    </style:style>
    <style:style style:name="P31" style:family="paragraph" style:parent-style-name="Text_20_body">
      <style:text-properties officeooo:rsid="0038aec5" officeooo:paragraph-rsid="0040efbd"/>
    </style:style>
    <style:style style:name="P32" style:family="paragraph" style:parent-style-name="Heading_20_3">
      <style:text-properties officeooo:rsid="004c060a" officeooo:paragraph-rsid="004c060a"/>
    </style:style>
    <style:style style:name="P33" style:family="paragraph" style:parent-style-name="Text_20_body">
      <style:text-properties officeooo:paragraph-rsid="00438d37"/>
    </style:style>
    <style:style style:name="P34" style:family="paragraph" style:parent-style-name="Text_20_body">
      <style:text-properties officeooo:rsid="0038aec5" officeooo:paragraph-rsid="004c060a"/>
    </style:style>
    <style:style style:name="P35" style:family="paragraph" style:parent-style-name="Text_20_body">
      <style:text-properties officeooo:rsid="00447676" officeooo:paragraph-rsid="00447676"/>
    </style:style>
    <style:style style:name="P36" style:family="paragraph" style:parent-style-name="Text_20_body">
      <style:text-properties officeooo:rsid="0038aec5" officeooo:paragraph-rsid="00438d37"/>
    </style:style>
    <style:style style:name="P37" style:family="paragraph" style:parent-style-name="Text_20_body">
      <style:text-properties officeooo:rsid="002120aa" officeooo:paragraph-rsid="002120aa"/>
    </style:style>
    <style:style style:name="P38" style:family="paragraph" style:parent-style-name="Text_20_body">
      <style:text-properties officeooo:rsid="002120aa" officeooo:paragraph-rsid="00489814"/>
    </style:style>
    <style:style style:name="P39" style:family="paragraph" style:parent-style-name="Text_20_body">
      <style:text-properties officeooo:rsid="005e7d18" officeooo:paragraph-rsid="005e7d18"/>
    </style:style>
    <style:style style:name="T1" style:family="text">
      <style:text-properties officeooo:rsid="002d5fd0"/>
    </style:style>
    <style:style style:name="T2" style:family="text">
      <style:text-properties officeooo:rsid="00507beb"/>
    </style:style>
    <style:style style:name="T3" style:family="text">
      <style:text-properties officeooo:rsid="0024114a"/>
    </style:style>
    <style:style style:name="T4" style:family="text">
      <style:text-properties officeooo:rsid="00358617"/>
    </style:style>
    <style:style style:name="T5" style:family="text">
      <style:text-properties officeooo:rsid="002ad302"/>
    </style:style>
    <style:style style:name="T6" style:family="text">
      <style:text-properties officeooo:rsid="0029385a"/>
    </style:style>
    <style:style style:name="T7" style:family="text">
      <style:text-properties officeooo:rsid="00222b91"/>
    </style:style>
    <style:style style:name="T8" style:family="text">
      <style:text-properties officeooo:rsid="002f3952"/>
    </style:style>
    <style:style style:name="T9" style:family="text">
      <style:text-properties officeooo:rsid="002eab9f"/>
    </style:style>
    <style:style style:name="T10" style:family="text">
      <style:text-properties officeooo:rsid="002754fd"/>
    </style:style>
    <style:style style:name="T11" style:family="text">
      <style:text-properties officeooo:rsid="002af728"/>
    </style:style>
    <style:style style:name="T12" style:family="text">
      <style:text-properties officeooo:rsid="00534920"/>
    </style:style>
    <style:style style:name="T13" style:family="text">
      <style:text-properties officeooo:rsid="0054cc4f"/>
    </style:style>
    <style:style style:name="T14" style:family="text">
      <style:text-properties officeooo:rsid="0056ad4e"/>
    </style:style>
    <style:style style:name="T15" style:family="text">
      <style:text-properties officeooo:rsid="0053a7d8"/>
    </style:style>
    <style:style style:name="T16" style:family="text">
      <style:text-properties officeooo:rsid="00518b0b"/>
    </style:style>
    <style:style style:name="T17" style:family="text">
      <style:text-properties officeooo:rsid="0059a121"/>
    </style:style>
    <style:style style:name="T18" style:family="text">
      <style:text-properties officeooo:rsid="005b9cf0"/>
    </style:style>
    <style:style style:name="T19" style:family="text">
      <style:text-properties officeooo:rsid="0050da40"/>
    </style:style>
    <style:style style:name="T20" style:family="text">
      <style:text-properties officeooo:rsid="0040efbd"/>
    </style:style>
    <style:style style:name="T21" style:family="text">
      <style:text-properties officeooo:rsid="00427c8e"/>
    </style:style>
    <style:style style:name="T22" style:family="text">
      <style:text-properties officeooo:rsid="0042ed86"/>
    </style:style>
    <style:style style:name="T23" style:family="text">
      <style:text-properties officeooo:rsid="0045b13a"/>
    </style:style>
    <style:style style:name="T24" style:family="text">
      <style:text-properties officeooo:rsid="003a0c60"/>
    </style:style>
    <style:style style:name="T25" style:family="text">
      <style:text-properties officeooo:rsid="004c060a"/>
    </style:style>
    <style:style style:name="T26" style:family="text">
      <style:text-properties officeooo:rsid="00438d37"/>
    </style:style>
    <style:style style:name="T27" style:family="text">
      <style:text-properties officeooo:rsid="00527f1b"/>
    </style:style>
    <style:style style:name="T28" style:family="text">
      <style:text-properties officeooo:rsid="004898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Game</text:p>
      <text:h text:style-name="Heading_20_1" text:outline-level="1">Gameplay</text:h>
      <text:p text:style-name="P2">X Fe debt </text:p>
      <text:p text:style-name="P2">Strip poker</text:p>
      <text:p text:style-name="P2">→ Lose = gb</text:p>
      <text:p text:style-name="P2"/>
      <text:p text:style-name="P3">1 lose / each turn :</text:p>
      <text:p text:style-name="P3"/>
      <text:p text:style-name="P3"/>
      <text:p text:style-name="P3">Player : choose</text:p>
      <text:p text:style-name="P2"/>
      <text:h text:style-name="Heading_20_1" text:outline-level="1">Fe :</text:h>
      <text:h text:style-name="Heading_20_3" text:outline-level="3">Fe1</text:h>
      <text:p text:style-name="P4">blonde woman, tall, slim, blue eyes, long hair, ponytail, <text:span text:style-name="T1">angry</text:span></text:p>
      <text:h text:style-name="Heading_20_3" text:outline-level="3">Fe2</text:h>
      <text:p text:style-name="P4">dark skin woman, very short black hair, tall, thin, scared, small breast, small ass,</text:p>
      <text:h text:style-name="P5" text:outline-level="3">Fe<text:span text:style-name="T2">3</text:span></text:h>
      <text:p text:style-name="P6">an adult woman, orange hair with 2 braids, green eyes, scared</text:p>
      <text:p text:style-name="P7">Fe4</text:p>
      <text:p text:style-name="P7">adult dark skin woman, very long curly black hair, angry,</text:p>
      <text:h text:style-name="Heading_20_1" text:outline-level="1">Tenues :</text:h>
      <text:h text:style-name="Heading_20_2" text:outline-level="2">Outfit 01</text:h>
      <text:h text:style-name="P8" text:outline-level="3">01-<text:span text:style-name="T3">000</text:span> - Rb Sg Sl Bs Chs: </text:h>
      <text:p text:style-name="P9"><text:span text:style-name="T4">closed </text:span>long black coat to ankles, white stockings, black shoes,</text:p>
      <text:h text:style-name="Heading_20_3" text:outline-level="3">01-001 - Rb ouv Sg Sl Bs Chs:</text:h>
      <text:p text:style-name="P10">open long black coat to ankles <text:s/>completely opened on her shoulders revealing her lingerie</text:p>
      <text:h text:style-name="Heading_20_3" text:outline-level="3"><text:soft-page-break/>01-002 - Rb Sg Sl Bs: </text:h>
      <text:p text:style-name="P11"><text:span text:style-name="T5">closed </text:span>long black coat to ankles, white stockings without shoes</text:p>
      <text:h text:style-name="Heading_20_3" text:outline-level="3">01-003 - Sg Sl Bs Chs:</text:h>
      <text:p text:style-name="P12">white lace bra and white lace panty, white stockings, black shoes,</text:p>
      <text:h text:style-name="Heading_20_3" text:outline-level="3">01-004 - Rbouv Sg Sl Bs :</text:h>
      <text:p text:style-name="P13">open long black coat <text:span text:style-name="T6">to ankles, </text:span>completely opened on her shoulders revealing her lingerie</text:p>
      <text:h text:style-name="Heading_20_3" text:outline-level="3">01-005 - Sl Bs Chs :</text:h>
      <text:p text:style-name="P14"><text:span text:style-name="T7">white lace panty, white stockings, black shoes, </text:span><text:span text:style-name="T8">without</text:span><text:span text:style-name="T9"> bra</text:span></text:p>
      <text:h text:style-name="Heading_20_3" text:outline-level="3">01-006 - Sg Sl Bs : </text:h>
      <text:p text:style-name="P15">white lace bra and white lace panty, white stockings, <text:span text:style-name="T10">without </text:span>shoes,</text:p>
      <text:h text:style-name="Heading_20_3" text:outline-level="3">01-007 - Sl Bs: </text:h>
      <text:p text:style-name="P11">white lace panty, white stockings, without shoes, without bra</text:p>
      <text:h text:style-name="Heading_20_3" text:outline-level="3">01-008 - <text:span text:style-name="T11">Bs</text:span> : </text:h>
      <text:p text:style-name="P16">almost naked, wearing only white stockings,</text:p>
      <text:p text:style-name="P16"/>
      <text:h text:style-name="Heading_20_2" text:outline-level="2">Outfit 2</text:h>
      <text:p text:style-name="P17"/>
      <text:h text:style-name="Heading_20_3" text:outline-level="3">02-000 - Chm <text:span text:style-name="T12">Pt</text:span> Sl Bskt</text:h>
      <text:p text:style-name="P18">a <text:span text:style-name="T13">white</text:span> buttoned shirt, a brown long pant and white sneakers,</text:p>
      <text:h text:style-name="Heading_20_3" text:outline-level="3">02-001 – <text:span text:style-name="T12">Chm Pt Sl</text:span></text:h>
      <text:p text:style-name="P19">a <text:span text:style-name="T13">white</text:span> buttoned shirt, a brown long pant, <text:span text:style-name="T14">barefoot</text:span>,</text:p>
      <text:h text:style-name="Heading_20_3" text:outline-level="3">02-002 – <text:span text:style-name="T12">Chm ouv Pt Sl Bskt</text:span></text:h>
      <text:p text:style-name="P20">a white completely unbuttoned completely open shirt revealing her tits, a brown long pant and white sneakers ,</text:p>
      <text:h text:style-name="Heading_20_3" text:outline-level="3">02-003 – <text:span text:style-name="T15">Chm Sl</text:span></text:h>
      <text:p text:style-name="P19">a <text:span text:style-name="T13">white</text:span> buttoned shirt <text:span text:style-name="T16">and a white panty</text:span>, <text:span text:style-name="T17">barefoot</text:span></text:p>
      <text:h text:style-name="Heading_20_3" text:outline-level="3">02-004 – <text:span text:style-name="T14">Chmouv Pt Sl</text:span></text:h>
      <text:p text:style-name="Text_20_body">wearing a completely unbuttoned completely open white shirt out of her pant revealing her navel and tits, a dark brown long pant, barefoot,</text:p>
      <text:h text:style-name="P21" text:outline-level="3"><text:soft-page-break/>02-005 - <text:span text:style-name="T12">Pt</text:span> Sl Bskt</text:h>
      <text:p text:style-name="P19">a brown long pant and white sneakers, <text:span text:style-name="T14">topless,</text:span></text:p>
      <text:h text:style-name="Heading_20_3" text:outline-level="3">02-006 – <text:span text:style-name="T14">Chm ouv Sl</text:span></text:h>
      <text:p text:style-name="P22">a completely unbuttoned completely open white shirt completely revealing her tits, her navel and her white panty, barefoot,</text:p>
      <text:h text:style-name="Heading_20_3" text:outline-level="3">02-007 – <text:span text:style-name="T14">Pt Sl </text:span></text:h>
      <text:p text:style-name="P20"><text:span text:style-name="T18">wearing </text:span><text:span text:style-name="T19">a brown long pant, </text:span><text:span text:style-name="T14">barefoot, topless,</text:span></text:p>
      <text:h text:style-name="Heading_20_3" text:outline-level="3">02-008 - <text:span text:style-name="T12">Sl</text:span></text:h>
      <text:p text:style-name="P23">naked except for white panties,</text:p>
      <text:h text:style-name="Heading_20_3" text:outline-level="3">02-009 - <text:span text:style-name="T12">x</text:span></text:h>
      <text:p text:style-name="P24">naked</text:p>
      <text:h text:style-name="Heading_20_2" text:outline-level="2">Outfit <text:span text:style-name="T20">4</text:span></text:h>
      <text:p text:style-name="P25">wearing a pair of jeans, <text:span text:style-name="T21">a white</text:span> T-shirt, white sneakers <text:span text:style-name="T22">and a </text:span><text:span text:style-name="T23">green</text:span><text:span text:style-name="T22"> cap</text:span>,</text:p>
      <text:h text:style-name="P26" text:outline-level="3">0<text:span text:style-name="T20">4</text:span>-000 – TS <text:span text:style-name="T24">Jean</text:span> Sl Basket</text:h>
      <text:p text:style-name="P27">wearing a pair of jeans, <text:span text:style-name="T21">a white</text:span> T-shirt and white sneakers,</text:p>
      <text:h text:style-name="P28" text:outline-level="3">0<text:span text:style-name="T20">4</text:span>-00<text:span text:style-name="T20">1</text:span> –<text:span text:style-name="T24">Jean</text:span> Sl Basket</text:h>
      <text:p text:style-name="P25">wearing a pair of jeans and white sneakers, <text:span text:style-name="T22">topless,</text:span></text:p>
      <text:h text:style-name="P29" text:outline-level="3">04-002 - TS Jean Sl</text:h>
      <text:p text:style-name="P30">wearing a pair of jeans and white sneakers, topless,</text:p>
      <text:h text:style-name="P29" text:outline-level="3">0<text:span text:style-name="T20">4</text:span>-00<text:span text:style-name="T25">3</text:span> - TS <text:span text:style-name="T24">Jean</text:span> Sl</text:h>
      <text:p text:style-name="P31">wearing a pair of jeans and a white T-shirt, barefoot,</text:p>
      <text:h text:style-name="P32" text:outline-level="3">04-004 – Jean Sl</text:h>
      <text:p text:style-name="P33">wearing a pair of jeans, <text:span text:style-name="T26">barefoot</text:span>, topless,</text:p>
      <text:h text:style-name="Heading_20_3" text:outline-level="3">04-005 : T-Shirt Sl</text:h>
      <text:p text:style-name="P34">wearing a white T-shirt <text:span text:style-name="T25">and a white panty</text:span>, barefoot,</text:p>
      <text:h text:style-name="Heading_20_3" text:outline-level="3">04-006 : Sl</text:h>
      <text:p text:style-name="P35">wearing a white panty, baferoot, topless</text:p>
      <text:h text:style-name="Heading_20_3" text:outline-level="3"><text:soft-page-break/>04-007 : x</text:h>
      <text:p text:style-name="P35">completely naked</text:p>
      <text:p text:style-name="P36"/>
      <text:p text:style-name="P37">Prompt</text:p>
      <text:p text:style-name="P37">standing still, front view, full body, plain grey background</text:p>
      <text:p text:style-name="P37">1girl, standing still, <text:span text:style-name="T27">front</text:span> view, full view, plain grey background</text:p>
      <text:p text:style-name="P38">standing still, <text:span text:style-name="T28">back</text:span> view, full body, plain grey background</text:p>
      <text:p text:style-name="P38">1girl, standing still, back view, full view, plain grey background</text:p>
      <text:p text:style-name="P38"/>
      <text:p text:style-name="P39">Positions</text:p>
      <text:p text:style-name="P39"/>
      <text:p text:style-name="P39">kneeling on the floor, surrounded by fat hairy men,</text:p>
      <text:p text:style-name="P39">giving blowjobs and handjobs to multiple fat hairy men,</text:p>
      <text:p text:style-name="P39"/>
      <text:p text:style-name="P3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loext:graphic-properties draw:fill="none" draw:fill-color="#729fcf"/>
      <style:paragraph-properties fo:margin-left="1cm" fo:margin-right="0cm" fo:margin-top="0.247cm" fo:margin-bottom="0.212cm" style:contextual-spacing="false" fo:text-indent="0cm" style:auto-text-indent="false" fo:background-color="transparent" fo:keep-with-next="always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2T08:55:37.282000000</meta:creation-date>
    <dc:date>2025-11-12T17:13:34.292776000</dc:date>
    <meta:editing-duration>P1DT10H7M57S</meta:editing-duration>
    <meta:editing-cycles>35</meta:editing-cycles>
    <meta:generator>LibreOffice/25.2.6.1$Windows_X86_64 LibreOffice_project/13f8d05e475a6b6572cdd8fe3af1421c659c51c2</meta:generator>
    <meta:document-statistic meta:table-count="0" meta:image-count="0" meta:object-count="0" meta:page-count="4" meta:paragraph-count="83" meta:word-count="545" meta:character-count="2989" meta:non-whitespace-character-count="2511"/>
  </office:meta>
</office:document-meta>
</file>